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temState.setStatus( int newStatu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ItemState.get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getInitialStatus( NodeEntry par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temState.getHierarchyE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isVal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getPar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ItemState( HierarchyEntry entry , ItemStateFactory isf , ItemDefinitionProvider definition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getQ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temState.addListener( ItemStateLifeCyc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temState.ItemState( int initialStatus , HierarchyEntry entry , ItemStateFactory isf , ItemDefinitionProvider definitionProvid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ItemState.markModifie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ItemState.removeListener( ItemStateLifeCycle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